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1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1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Tanks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854166666666667" calcext:value-type="percentage">
            <text:p>85,42%</text:p>
          </table:table-cell>
          <table:table-cell table:style-name="ce17" table:formula="of:=SUMPRODUCT([.C6:.C28];[.$J6:.$J28])/4/SUM([.C6:.C28])" office:value-type="percentage" office:value="0.773809523809524" calcext:value-type="percentage">
            <text:p>77,38%</text:p>
          </table:table-cell>
          <table:table-cell table:style-name="ce17" table:formula="of:=SUMPRODUCT([.D6:.D28];[.$J6:.$J28])/4/SUM([.D6:.D28])" office:value-type="percentage" office:value="0.78030303030303" calcext:value-type="percentage">
            <text:p>78,03%</text:p>
          </table:table-cell>
          <table:table-cell table:style-name="ce17" table:formula="of:=SUMPRODUCT([.E6:.E28];[.$J6:.$J28])/4/SUM([.E6:.E28])" office:value-type="percentage" office:value="0.779411764705882" calcext:value-type="percentage">
            <text:p>77,94%</text:p>
          </table:table-cell>
          <table:table-cell table:style-name="ce17" table:formula="of:=SUMPRODUCT([.F6:.F28];[.$J6:.$J28])/4/SUM([.F6:.F28])" office:value-type="percentage" office:value="0.857142857142857" calcext:value-type="percentage">
            <text:p>85,71%</text:p>
          </table:table-cell>
          <table:table-cell table:style-name="ce17" table:formula="of:=SUMPRODUCT([.G6:.G28];[.$J6:.$J28])/4/SUM([.G6:.G28])" office:value-type="percentage" office:value="0.95" calcext:value-type="percentage">
            <text:p>95,00%</text:p>
          </table:table-cell>
          <table:table-cell table:style-name="ce17" table:formula="of:=SUMPRODUCT([.H6:.H28];[.$J6:.$J28])/4/SUM([.H6:.H28])" office:value-type="percentage" office:value="0.9375" calcext:value-type="percentage">
            <text:p>93,75%</text:p>
          </table:table-cell>
          <table:table-cell table:style-name="ce17" table:formula="of:=SUMPRODUCT([.I6:.I28];[.$J6:.$J28])/4/SUM([.I6:.I28])" office:value-type="percentage" office:value="0.875" calcext:value-type="percentage">
            <text:p>87,5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a będzie losowo generować kolejne okop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Czołg po śmierci traci wszystkie ulepszenia i gra zaczyna się od now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 odbywa się w tura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Mapa oparta o siatk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Jeden tryb gry bez zmiany pojazdó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Gracz zarządza ilością pociskó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Czołgi atakują się pomiędzy sobą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Odkrywanie nowych części okopów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Jeden gracz do jednego czołgu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Bohater jest czołgiem, potwory też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Wyzwanie pokonania przeciwników nie umierają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fika wyświetlana w ASCI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Gra odbywa się w okopa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Wyświetlane punkty życia, liczby pocisków, lvl, exp itp.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Minimalna możliwość zejścia z określonej ścieżki g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Średnia ilość zawartośc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Losowo zadawane obrażenia z podanego przedział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Możliwość ulepszenia sily ataku, wytrzymałości pancerz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Gracz musi zdobyć odpowiedni lvl aby wygrać grę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3:01:09.643381212</meta:creation-date>
    <dc:date>2023-10-19T15:03:40.182000000</dc:date>
    <meta:editing-duration>PT2H6M49S</meta:editing-duration>
    <meta:editing-cycles>24</meta:editing-cycles>
    <meta:generator>LibreOffice/7.4.1.2$Windows_X86_64 LibreOffice_project/3c58a8f3a960df8bc8fd77b461821e42c061c5f0</meta:generator>
    <meta:document-statistic meta:table-count="1" meta:cell-count="170" meta:object-count="0"/>
  </office:meta>
</office:document-meta>
</file>